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emple of the Ocean King&quot;, &quot;code&quot;: &quot;OceanKingLobby&quot;, }," calcext:value-type="string">
            <text:p>0x26: { "id": 0x26, "name": "At the entrance to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table:number-columns-repeated="3"/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8] &amp; &quot;: { &quot;&quot;id&quot;&quot;: &quot; &amp; [.A78] &amp; &quot;, &quot;&quot;name&quot;&quot;: &quot;&quot;&quot; &amp; [.C78] &amp; &quot;&quot;&quot;, &quot;&quot;code&quot;&quot;: &quot;&quot;&quot; &amp; [.B7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23:55:41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8-22T00:05:52.044000000</dc:date>
    <meta:editing-duration>P2DT18H27M34S</meta:editing-duration>
    <meta:editing-cycles>119</meta:editing-cycles>
    <meta:generator>LibreOffice/6.3.4.2$Windows_X86_64 LibreOffice_project/60da17e045e08f1793c57c00ba83cdfce946d0aa</meta:generator>
    <meta:document-statistic meta:table-count="1" meta:cell-count="93" meta:object-count="0"/>
  </office:meta>
</office:document-meta>
</file>